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create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Type.get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Addproperty( String add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InputHandl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put.setValidargs( String valid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setType( Handler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etRefid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put.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.addText( String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